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3"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4"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italic" style:text-underline-style="none" fo:font-weight="bold" style:text-blinking="false" fo:background-color="transparent"/>
    </style:style>
    <style:style style:name="P6"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P7" style:family="paragraph" style:parent-style-name="Text_20_body">
      <style:paragraph-properties fo:margin-top="0in" fo:margin-bottom="0in" fo:line-height="138%" style:writing-mode="lr-tb"/>
      <style:text-properties fo:font-variant="normal" fo:text-transform="none" fo:color="#000000" style:text-line-through-style="none" style:text-underline-style="none" style:text-blinking="false" fo:background-color="transparent"/>
    </style:style>
    <style:style style:name="P8" style:family="paragraph" style:parent-style-name="Text_20_body">
      <style:paragraph-properties fo:margin-top="0in" fo:margin-bottom="0in" fo:line-height="138%" style:writing-mode="lr-tb"/>
      <style:text-properties fo:font-variant="normal" fo:text-transform="none" fo:color="#222222" style:text-line-through-style="none" style:text-underline-style="none" style:text-blinking="false" fo:background-color="#ffffff"/>
    </style:style>
    <style:style style:name="P9" style:family="paragraph" style:parent-style-name="Text_20_body">
      <style:paragraph-properties fo:margin-top="0in" fo:margin-bottom="0in" fo:line-height="138%" style:writing-mode="lr-tb"/>
    </style:style>
    <style:style style:name="P10" style:family="paragraph" style:parent-style-name="Text_20_body">
      <style:paragraph-properties fo:margin-top="0in" fo:margin-bottom="0in" fo:line-height="138%" fo:text-align="center" style:justify-single-word="false" style:writing-mode="lr-tb"/>
    </style:style>
    <style:style style:name="P11" style:family="paragraph" style:parent-style-name="Text_20_body">
      <style:paragraph-properties fo:margin-top="0in" fo:margin-bottom="0in" fo:line-height="138%" style:writing-mode="lr-tb"/>
      <style:text-properties fo:font-weight="normal"/>
    </style:style>
    <style:style style:name="P12"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3"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4" style:family="paragraph" style:parent-style-name="Text_20_body">
      <style:paragraph-properties fo:margin-left="0.5in" fo:margin-right="0in" fo:margin-top="0in" fo:margin-bottom="0in" fo:line-height="138%" fo:text-indent="0in" style:auto-text-indent="false" style:writing-mode="lr-tb"/>
      <style:text-properties fo:font-weight="normal"/>
    </style:style>
    <style:style style:name="P15" style:family="paragraph" style:parent-style-name="Text_20_body">
      <style:paragraph-properties fo:margin-left="0.5in" fo:margin-right="0in" fo:margin-top="0in" fo:margin-bottom="0in" fo:line-height="138%" fo:text-indent="0in"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6" style:family="paragraph" style:parent-style-name="Text_20_body">
      <style:paragraph-properties fo:margin-left="0.5in" fo:margin-right="0in" fo:margin-top="0in" fo:margin-bottom="0in" fo:line-height="138%" fo:text-indent="0in" style:auto-text-indent="false" style:writing-mode="lr-tb"/>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P17" style:family="paragraph" style:parent-style-name="Text_20_body">
      <style:paragraph-properties fo:margin-left="0in" fo:margin-right="0in" fo:margin-top="0in" fo:margin-bottom="0in" fo:line-height="138%" fo:text-indent="0.5in" style:auto-text-indent="false" style:writing-mode="lr-tb"/>
    </style:style>
    <style:style style:name="P18" style:family="paragraph" style:parent-style-name="Text_20_body">
      <style:paragraph-properties fo:margin-left="0in" fo:margin-right="0in" fo:margin-top="0in" fo:margin-bottom="0in" fo:line-height="138%" fo:text-indent="0.5in" style:auto-text-indent="false" style:writing-mode="lr-tb"/>
      <style:text-properties fo:font-weight="normal"/>
    </style:style>
    <style:style style:name="P19" style:family="paragraph" style:parent-style-name="Text_20_body">
      <style:paragraph-properties fo:margin-left="0in" fo:margin-right="0in" fo:margin-top="0in" fo:margin-bottom="0in" fo:line-height="138%" fo:text-indent="0.5in" style:auto-text-indent="false" style:writing-mode="lr-tb"/>
      <style:text-properties fo:font-variant="normal" fo:text-transform="none" fo:color="#222222" style:text-line-through-style="none" style:font-name="Arial1" fo:font-size="10.5pt" fo:font-style="normal" style:text-underline-style="none" fo:font-weight="normal" style:text-blinking="false" fo:background-color="#ffffff"/>
    </style:style>
    <style:style style:name="P20" style:family="paragraph" style:parent-style-name="Text_20_body" style:list-style-name="L2">
      <style:paragraph-properties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style:style>
    <style:style style:name="T1"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T2" style:family="text">
      <style:text-properties fo:font-variant="normal" fo:text-transform="none" fo:color="#1155cc" style:text-line-through-style="none" style:font-name="Arial1" fo:font-size="11pt" fo:font-style="normal" style:text-underline-style="solid" style:text-underline-width="auto" style:text-underline-color="font-color" fo:font-weight="bold"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6"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7"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ize="11pt" fo:font-style="italic" style:text-underline-style="none" style:text-blinking="false" fo:background-color="transparent"/>
    </style:style>
    <style:style style:name="T9" style:family="text">
      <style:text-properties fo:font-variant="normal" fo:text-transform="none" fo:color="#000000" style:text-line-through-style="none" style:font-name="Arial1" fo:font-size="11pt" fo:font-style="italic" style:text-underline-style="none" fo:font-weight="bold" style:text-blinking="false" fo:background-color="transparent"/>
    </style:style>
    <style:style style:name="T10" style:family="text">
      <style:text-properties fo:font-variant="normal" fo:text-transform="none" fo:color="#222222" style:text-line-through-style="none" style:font-name="Arial1" fo:font-size="10.5pt" fo:font-style="normal" style:text-underline-style="none" style:text-blinking="false" fo:background-color="#ffffff"/>
    </style:style>
    <style:style style:name="T11" style:family="text">
      <style:text-properties fo:font-variant="normal" fo:text-transform="none" fo:color="#222222" style:text-line-through-style="none" style:font-name="Arial1" fo:font-size="10.5pt" fo:font-style="normal" style:text-underline-style="none" fo:font-weight="normal" style:text-blinking="false" fo:background-color="#ffffff"/>
    </style:style>
    <style:style style:name="T12" style:family="text">
      <style:text-properties fo:font-variant="normal" fo:text-transform="none" fo:color="#222222" style:text-line-through-style="none" style:font-name="Arial1" fo:font-size="10.5pt" fo:font-style="normal" style:text-underline-style="none" fo:font-weight="bold" style:text-blinking="false" fo:background-color="#ffffff"/>
    </style:style>
    <style:style style:name="T13" style:family="text">
      <style:text-properties fo:font-variant="normal" fo:text-transform="none" fo:color="#222222" style:text-line-through-style="none" style:text-underline-style="none" style:text-blinking="false" fo:background-color="#ffffff"/>
    </style:style>
    <style:style style:name="T14" style:family="text">
      <style:text-properties fo:font-variant="normal" fo:text-transform="none" fo:color="#222222" style:text-line-through-style="none" style:text-underline-style="none" fo:font-weight="normal" style:text-blinking="false" fo:background-color="#ffffff"/>
    </style:style>
    <style:style style:name="T15" style:family="text">
      <style:text-properties fo:font-variant="normal" fo:text-transform="none" fo:color="#0b0080" style:text-line-through-style="none" style:font-name="Arial1" fo:font-size="10.5pt" fo:font-style="italic" style:text-underline-style="none" fo:font-weight="normal" style:text-blinking="false" fo:background-color="#ffffff"/>
    </style:style>
    <style:style style:name="T16" style:family="text">
      <style:text-properties fo:font-variant="normal" fo:text-transform="none" fo:color="#0b0080" style:text-line-through-style="none" style:font-name="Arial1" fo:font-size="10.5pt" fo:font-style="normal" style:text-underline-style="none" fo:font-weight="normal" style:text-blinking="false" fo:background-color="#ffffff"/>
    </style:style>
    <style:style style:name="T17" style:family="text">
      <style:text-properties style:font-name="Arial1" fo:font-size="11pt" fo:font-style="normal" fo:font-weight="normal"/>
    </style:style>
    <style:style style:name="T18" style:family="text">
      <style:text-properties style:font-name="Arial1" fo:font-size="11pt" fo:font-style="italic" fo:font-weight="normal"/>
    </style:style>
    <style:style style:name="T19" style:family="text">
      <style:text-properties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b602ba66-7fff-e838-014e-425fc4d05ddd"/>Peer Dex: A Peer-to-Peer system for trading tokens</text:p>
      <text:p text:style-name="P3">Chris Wallwork</text:p>
      <text:p text:style-name="P10"><text:a xlink:type="simple" xlink:href="mailto:peerdex@gmail.com" text:style-name="Internet_20_link" text:visited-style-name="Visited_20_Internet_20_Link"><text:span text:style-name="T2">peerdex@gmail.com</text:span></text:a></text:p>
      <text:p text:style-name="P10"><text:a xlink:type="simple" xlink:href="http://www.peerdex.org/" text:style-name="Internet_20_link" text:visited-style-name="Visited_20_Internet_20_Link"><text:span text:style-name="T2">www.peerdex.org</text:span></text:a><text:span text:style-name="T4"> </text:span></text:p>
      <text:p text:style-name="Text_20_body"/>
      <text:p text:style-name="P14"><text:span text:style-name="T6">Abstract. </text:span><text:span text:style-name="T5">A purely peer-to-peer version of an exchange will allow online exchanges of tokens to be sent directly from one party to another without going through an exchange. Anyone can download and run a node. The nodes will download the chains they want to support, manage a shared database, initiate the smart contracts and manage the order book.  This dex will have a fee which will be split among all the nodes. Nodes can leave and rejoin the network at will. Simple supply and demand will determine the profitability of running a node based on volume and number of nodes. </text:span></text:p>
      <text:p text:style-name="Text_20_body"/>
      <text:p text:style-name="P11"><text:span text:style-name="T6">1. Introduction</text:span><text:span text:style-name="T5">:</text:span></text:p>
      <text:p text:style-name="P11"><text:span text:style-name="T5">Satoshi Nakamoto published a whitepaper in 2008 that introduced Bitcoin which provided groundbreaking technology solving the double spend problem and removing the need for trusted parties.1 </text:span></text:p>
      <text:p text:style-name="P17"><text:span text:style-name="T11">The first Bitcoin exchange to get real traction was Mt Gox, short for "</text:span><text:span text:style-name="T12">M</text:span><text:span text:style-name="T11">agic: </text:span><text:span text:style-name="T12">T</text:span><text:span text:style-name="T11">he </text:span><text:span text:style-name="T12">G</text:span><text:span text:style-name="T11">athering </text:span><text:span text:style-name="T12">O</text:span><text:span text:style-name="T11">nline e</text:span><text:span text:style-name="T12">X</text:span><text:span text:style-name="T11">change”.  The website originally allowed its users of the </text:span><text:a xlink:type="simple" xlink:href="https://en.wikipedia.org/wiki/Magic:_The_Gathering_Online" text:style-name="Internet_20_link" text:visited-style-name="Visited_20_Internet_20_Link"><text:span text:style-name="T15">Magic: The Gathering Online</text:span></text:a><text:span text:style-name="T14"> </text:span><text:span text:style-name="T11">fantasy-based card game service, to trade "Magic: The Gathering Online" cards like stocks.  It was modified to allow its users to trade bitcoin. By April 2013 and into 2014 the site had grown to the point where it was handling over 70% of the world's </text:span><text:a xlink:type="simple" xlink:href="https://en.wikipedia.org/wiki/Bitcoin" text:style-name="Internet_20_link" text:visited-style-name="Visited_20_Internet_20_Link"><text:span text:style-name="T16">bitcoin</text:span></text:a><text:span text:style-name="T14"> </text:span><text:span text:style-name="T11">trades, as the largest bitcoin intermediary.2</text:span><text:span text:style-name="T14"> </text:span></text:p>
      <text:p text:style-name="P18"><text:span text:style-name="T10">Mt Gox became a honeypot and was hacked with 744,4082</text:span><text:span text:style-name="T13"> </text:span><text:span text:style-name="T10">Bitcoin slowly being siphoned off the exchange.  Mark Karpelès was the owner of Mt Gox and it is still unknown how long he knew of the missing funds, until Mt Gox became insolvent.  On 24 February 2014, Mt. Gox suspended all trading, and hours later its website went offline, returning a blank page.</text:span><text:span text:style-name="T13"> </text:span><text:span text:style-name="T10">3</text:span></text:p>
      <text:p text:style-name="P17"><text:span text:style-name="T3"> </text:span><text:span text:style-name="T7">In 2013 Vitalik Buterin published a whitepaper describing Ethereum4</text:span><text:span text:style-name="T4"> </text:span><text:span text:style-name="T7">as a </text:span><text:span text:style-name="T11">decentralised mining network and software development platform rolled into one. This led to smart contracts and ultimately the ability for an idea to be turned into an Initial Public Offering (ICO). The ICO could be backed by anyone who had this magical, invisible crypto currency: Bitcoin or Ethereum, without going through the expensive regulatory environment of putting together an Initial Public Offering (IPO).  Investors could send their Bitcoin or Ethereum to a smart contract and be awarded tokens of the new ICO project, that was defined in a whitepaper.5</text:span><text:span text:style-name="T14">  </text:span></text:p>
      <text:p text:style-name="P19">Once the Blockchain technology and ICOs were created, many exchanges appeared to  provide liquidity. Many of these exchanges have been hacked, shut down, sued, moved jurisdiction or excluding customers from countries with prehistoric agencies that are “protecting” its citizens.  Now the game is to prove that your token provides utility, so it is not classified as a security, and targeted by the SEC. </text:p>
      <text:p text:style-name="P19">With this paper it is hoped to stop dancing around the rules, and provide an exchange that anyone <text:soft-page-break/>can trade upon. If it’s in your wallet, you should be able to trade it.  I have been designing a dex for years, and have not found a way to make it profitable without violating someone’s rule, or having to spend millions and millions of dollars up front to ensure proper licenses and properly alignment with the laws. </text:p>
      <text:p text:style-name="P19">It is time to call upon the crowds of incredible people I have met. Together, we can create a true decentralized exchange, that can not be shut down, no fear of imprisonment, no KYC, AML… Hoping we can create this, though even Eric Vorhees from ShapeShift now follows the rules more than his libertarian soul would like. I want to thank everyone who has gotten us here. Names like Roger Ver, Michael Terpin, Charlie Shrem, David A, Vitalik, Jed McCaleb and even Mark Karpelès… without their bold moves, we would not be here.</text:p>
      <text:p text:style-name="P19">OK, lets see if we can define this project  in 9 pages.</text:p>
      <text:p text:style-name="Text_20_body"/>
      <text:p text:style-name="P8"> </text:p>
      <text:p text:style-name="P4">Develop a decentralized exchange that will allow users to exchange their tokens with other users. The tokens will never be at risk of being lost because they will be locked in a smart contact and the only way to remove them from the contract is for the initiating wallet to cancel the offer, or for another user to send the opposing token, which would initiate the transfer of tokens in the contract to the corresponding wallets. </text:p>
      <text:p text:style-name="Text_20_body"/>
      <text:p text:style-name="P4">The users of Peer DEX will not experience exchange risk because the tokens will be in their wallet, or the contact. There is no trusted party, and no chance of any tokens disappearing because the only way to remove them is to cancel the order or provide the desired token, which will initiate the exchange of tokens, resulting in the requested tokens being sent to both wallets. </text:p>
      <text:p text:style-name="Text_20_body"/>
      <text:p text:style-name="P4">These are sections in the Bitcoin Whitepaper:</text:p>
      <text:p text:style-name="P11"><text:span text:style-name="T6">2. Transactions</text:span></text:p>
      <text:p text:style-name="P11"><text:span text:style-name="T5">3</text:span><text:span text:style-name="T3"> </text:span><text:span text:style-name="T5">Timestamp server</text:span></text:p>
      <text:p text:style-name="P11"><text:span text:style-name="T5">4. Proof-of-Work</text:span></text:p>
      <text:p text:style-name="P11"><text:span text:style-name="T5">5. Network</text:span></text:p>
      <text:p text:style-name="P11"><text:span text:style-name="T5">6.</text:span><text:span text:style-name="T3"> </text:span><text:span text:style-name="T5">Incentive</text:span></text:p>
      <text:p text:style-name="P11"><text:span text:style-name="T5">7. Reclaiming Disk Space</text:span></text:p>
      <text:p text:style-name="P11"><text:span text:style-name="T5">8.</text:span><text:span text:style-name="T3"> </text:span><text:span text:style-name="T5">Simplified Payment Verification</text:span></text:p>
      <text:p text:style-name="P11"><text:span text:style-name="T5">9.</text:span><text:span text:style-name="T3"> </text:span><text:span text:style-name="T5">Combining and Splitting Value</text:span></text:p>
      <text:p text:style-name="P11"><text:span text:style-name="T5">10.</text:span><text:span text:style-name="T3"> </text:span><text:span text:style-name="T6">Privacy</text:span></text:p>
      <text:p text:style-name="P11"><text:span text:style-name="T5">11.</text:span><text:span text:style-name="T3"> </text:span><text:span text:style-name="T5">Calculations</text:span></text:p>
      <text:p text:style-name="P11"><text:span text:style-name="T5">12.</text:span><text:span text:style-name="T3"> </text:span><text:span text:style-name="T5">Conclusion</text:span></text:p>
      <text:p text:style-name="P4">References</text:p>
      <text:p text:style-name="P9"><text:span text:style-name="T7">[1] </text:span><text:a xlink:type="simple" xlink:href="https://bitcoin.org/en/bitcoin-paper" text:style-name="Internet_20_link" text:visited-style-name="Visited_20_Internet_20_Link"><text:span text:style-name="T1">https://bitcoin.org/en/bitcoin-paper</text:span></text:a><text:span text:style-name="T4"> </text:span></text:p>
      <text:p text:style-name="P9"><text:span text:style-name="T7">[2] </text:span><text:a xlink:type="simple" xlink:href="https://en.wikipedia.org/wiki/Mt._Gox" text:style-name="Internet_20_link" text:visited-style-name="Visited_20_Internet_20_Link"><text:span text:style-name="T1">https://en.wikipedia.org/wiki/Mt._Gox</text:span></text:a><text:span text:style-name="T4">  </text:span></text:p>
      <text:p text:style-name="P17"><text:soft-page-break/><text:span text:style-name="T7">[3] </text:span><text:a xlink:type="simple" xlink:href="https://en.wikipedia.org/wiki/Mt._Gox#cite_note-43" text:style-name="Internet_20_link" text:visited-style-name="Visited_20_Internet_20_Link"><text:span text:style-name="T1">https://en.wikipedia.org/wiki/Mt._Gox#cite_note-43</text:span></text:a></text:p>
      <text:p text:style-name="P9"><text:span text:style-name="T7">[4] </text:span><text:a xlink:type="simple" xlink:href="https://github.com/ethereum/wiki/wiki/White-Paper" text:style-name="Internet_20_link" text:visited-style-name="Visited_20_Internet_20_Link"><text:span text:style-name="T1">https://github.com/ethereum/wiki/wiki/White-Paper</text:span></text:a></text:p>
      <text:p text:style-name="P17"><text:span text:style-name="T7">[5] </text:span><text:a xlink:type="simple" xlink:href="https://en.wikipedia.org/wiki/Vitalik_Buterin" text:style-name="Internet_20_link" text:visited-style-name="Visited_20_Internet_20_Link"><text:span text:style-name="T1">https://en.wikipedia.org/wiki/Vitalik_Buterin</text:span></text:a></text:p>
      <text:p text:style-name="P1"><text:line-break/></text:p>
      <text:p text:style-name="P4">Needed:</text:p>
      <text:p text:style-name="P7">  <text:span text:style-name="T17">Manage website with user logins</text:span></text:p>
      <text:p text:style-name="P7">  <text:span text:style-name="T17">Create contracts, using a Contract Factory (reuse them once their funds are swapped?)</text:span></text:p>
      <text:p text:style-name="P7">  <text:span text:style-name="T17">Shared DB to track the status of all contracts</text:span></text:p>
      <text:p text:style-name="P7">  <text:span text:style-name="T17">Award nodes based on how long they have been a node. Reward a sliding percent until 100% at 30 days? </text:span></text:p>
      <text:p text:style-name="Text_20_body"/>
      <text:p text:style-name="P2">2. Metrics Required:</text:p>
      <text:p text:style-name="P15">While you can be objective, a quantitative metric is required to monitor the progress.</text:p>
      <text:p text:style-name="P15">In the above example, revenue could be X crores per quarter (wrong/convenient metric if you just want to tick mark your goals: number-of Addons introduced).</text:p>
      <text:p text:style-name="P15">You can have sub-metrics which will help you achieve the main goal.</text:p>
      <text:p text:style-name="P15">Ex: Work on the attach rate of add-ons with each transaction. X% of transactions need to have goods ordered along with it.</text:p>
      <text:p text:style-name="Text_20_body"/>
      <text:p text:style-name="P11"><text:span text:style-name="T6">3. Who are you building this for</text:span><text:span text:style-name="T3"> </text:span><text:span text:style-name="T5">(Customers, User flows and tasks — helps to see the product from the end customer perspective):</text:span></text:p>
      <text:p text:style-name="P15">Who is this customer? Individual token holders and exchanges</text:p>
      <text:p text:style-name="P15">What is the action taken?</text:p>
      <text:p text:style-name="P15">In order to fulfill “Which/When in” need.</text:p>
      <text:p text:style-name="P15">Depending on your segment, you can define the customer's age, gender, environment, etc.</text:p>
      <text:p text:style-name="P15">A single process can have multiple customers identified. For example, for any refund failures through payment gateways, we wanted to automate the NEFT transfer to end customer in case auto-reversal of funds fails.</text:p>
      <text:p text:style-name="P15">This is an internal process which has different user personas.</text:p>
      <text:p text:style-name="P15">I am a customer care executive, who tried to process an exceptional refund for delay of the bus to end customer and hence raised a wire transfer request.</text:p>
      <text:p text:style-name="P15">I am a finance person who received the request, downloaded the report and need to mark this ticket as resolved/errored as per status of transfer.</text:p>
      <text:p text:style-name="P15">I am an end Redbus customer who is waiting for a refund on a delayed bus.</text:p>
      <text:p text:style-name="Text_20_body"/>
      <text:p text:style-name="P4">I have been contemplating building a DEX since 2017. If the tokens are in your wallet, you should be able to trade them. Even if they are not on an exchange. Let the market determine the value of the <text:soft-page-break/>tokens. If there are enough users, supply/demand will show the fair price of the pair.</text:p>
      <text:p text:style-name="Text_20_body"/>
      <text:p text:style-name="P11"><text:span text:style-name="T5">Being an American, I have been hesitant to launch a DEX. I have approached it from being an entity that would charge a fee, and create income for the creators of the DEX. If the people who create the DEX are not profiting personally from it, I believe the SEC would no longer be able to fine/stop the exchange, as they have with many previous DEX’s (EtherDelta…. </text:span><text:span text:style-name="T6">*****&lt;&lt;&gt;&gt;******)</text:span></text:p>
      <text:p text:style-name="Text_20_body"/>
      <text:p text:style-name="P11"><text:span text:style-name="T6">4. Different stages of the release covering present and future scope</text:span><text:span text:style-name="T3"> </text:span><text:span text:style-name="T5">(present the priorities if possible and not the timelines):</text:span></text:p>
      <text:p text:style-name="P4">4a. &lt;Required&gt; Create DEX that will be able to exchange ERC20 tokens. </text:p>
      <text:p text:style-name="P4">4b. &lt;Required&gt; Website that shows all the open contracts, like an order book, showing the amount available in the contact, the opposing token and the rate. All contracts for each pair would be shown much like the orders on the exchanges. </text:p>
      <text:p text:style-name="P11"><text:span text:style-name="T5">4c. &lt;Desired&gt; Add ability to exchange tokens across different blockchains, providing an </text:span><text:span text:style-name="T9">atomic swap</text:span><text:span text:style-name="T3"> </text:span><text:span text:style-name="T5">capability. </text:span></text:p>
      <text:p text:style-name="P4">4d. &lt;Desired&gt; Create downloadable version that validations can run to manage tx’s on the DEX. </text:p>
      <text:p text:style-name="P4">4e. &lt;Desired&gt;Design it to be like Napster, so anyone can run a validator, get paid and the system can not be turned off. </text:p>
      <text:p text:style-name="P4">4e. &lt;Required&gt; Write template for smart contract which will:</text:p>
      <text:list xml:id="list669293965937195042" text:style-name="L1">
        <text:list-item>
          <text:list>
            <text:list-item>
              <text:p text:style-name="P12">Provided users an address to send their assets to.</text:p>
            </text:list-item>
            <text:list-item>
              <text:p text:style-name="P12">The one who initiates the contract will send their asset to the address, and some of their tokens will be converted into Eth, to provide the gas needed to create the contract.</text:p>
            </text:list-item>
            <text:list-item>
              <text:p text:style-name="P12">Once the contract has been created, the originator will send their token to an address. The first token will be held in the contract until the desired token is sent by another user.</text:p>
            </text:list-item>
            <text:list-item>
              <text:p text:style-name="P12">Only the wallet which initiated the contract will be able to cancel the contract, </text:p>
            </text:list-item>
          </text:list>
        </text:list-item>
      </text:list>
      <text:p text:style-name="P4">4e.1 Have the contract verified and checked for errors by a third party expert. </text:p>
      <text:p text:style-name="P4">4f. &lt;Required/Desired&gt; Database to keep track of all the current contracts, and how much has been fulfilled for each. - Use No SQL? - Look into woman I meet in Europe, think she was very close to making a multi-node database that can have n nodes, continual availability, and definite transaction verification and finality.  What was name?? </text:p>
      <text:p text:style-name="P4">4g. &lt;Required&gt; Web interface allowing users to login, store their public keys, which will show their assets in the wallet(s).  They will be able to see the status of the contracts they have initilized, as well as the ones that have been completed. </text:p>
      <text:list xml:id="list6316522406860955930" text:style-name="L2">
        <text:list-item>
          <text:p text:style-name="P13">Require the supported blockchains to be downloaded on a server that is referenced by the nodes, or a shared, high-availability, nosql DB?? </text:p>
          <text:list>
            <text:list-item>
              <text:p text:style-name="P13">Problem with a dedicated server that all nodes reference: who pays for the server? would be a single point of failure if this was compromised.  Also how would the funds be collected/stored/available when needed for the server- through a foundation?? May be <text:soft-page-break/>better if we can get the “database” to be shared among the nodes- this could even be another blockchain, that is managed by the nodes. Don’t want to over complicate it, though it would be an elegant approach. </text:p>
            </text:list-item>
          </text:list>
        </text:list-item>
        <text:list-item>
          <text:p text:style-name="P13">&lt;Desired&gt; Provide cross chain tx capability by integrating atomic-swaps … or?? </text:p>
          <text:list>
            <text:list-item>
              <text:p text:style-name="P13">Have all nodes download the tx history of the chains they are supporting ?? .Or should all be required to download all the chains that the DEX suppports? Would make sense if nodes only downloaded the ones they wanted to support, and let the market decide which ones are supported?? </text:p>
            </text:list-item>
          </text:list>
        </text:list-item>
        <text:list-item>
          <text:p text:style-name="P13">&lt;Desired?&gt;Create a map with jurisdictions?? So each node will be close to its users and have lower latency. ?? </text:p>
        </text:list-item>
        <text:list-item>
          <text:p text:style-name="P20"/>
        </text:list-item>
      </text:list>
      <text:p text:style-name="Text_20_body"/>
      <text:p text:style-name="P11"><text:span text:style-name="T6">5.</text:span><text:span text:style-name="T3"> </text:span><text:span text:style-name="T9">Include the support flows:  (from template) </text:span></text:p>
      <text:p text:style-name="P16">Customer care is an important aspect of any product release. Make sure that care team has access to all required information although it is not included to end customer.</text:p>
      <text:p text:style-name="P16">Ex: Wallet which end customer can use to pay and buy different products. The wallet history as a feature may not be available in first cut (MVP) to end customer but support team needs to have access to this for answering customer queries like “Why is this amount debited? What is the balance now? I did not make this transaction- some fraud happened!”</text:p>
      <text:p text:style-name="Text_20_body"/>
      <text:p text:style-name="P4">This DEX will be slow, it will be the slowest block time of the two assets being exchanged. </text:p>
      <text:p text:style-name="P11"><text:span text:style-name="T5">Exchanges need trustability (it will be open-source), speed (this will be slow), market makers?? , </text:span><text:span text:style-name="T9">liquidity-</text:span><text:span text:style-name="T3"> </text:span><text:span text:style-name="T5">as in many orders for each pair, or else it will not fulfill users needs to be able to get in/out of tokens. </text:span></text:p>
      <text:p text:style-name="Text_20_body"/>
      <text:p text:style-name="P11"><text:span text:style-name="T6">6. </text:span><text:span text:style-name="T9">Designs: (from template)</text:span></text:p>
      <text:p text:style-name="P16">Prototyping attached with PRD for each user story would be a great help for Engg.</text:p>
      <text:p text:style-name="P16">It helps them visualize the customer journey and makes your life easy too.</text:p>
      <text:p text:style-name="P16">Constrained with design bandwidth before sharing PRDs? You can go for prototypes using simple wire-frames.</text:p>
      <text:p text:style-name="P15">Some of the tools for prototypinh: Zeplin, Invision, etc.</text:p>
      <text:p text:style-name="P4">&lt;&lt; insert wireframe images here &gt;&gt; </text:p>
      <text:p text:style-name="Text_20_body"/>
      <text:p text:style-name="P11"><text:span text:style-name="T6">7. </text:span><text:span text:style-name="T9">Reports/Tracking: (from template)</text:span></text:p>
      <text:p text:style-name="P16">That excitement of monitoring the improvement in sales/conversions/page clicks when you launch a new feature — how can you miss what metric you want to track?</text:p>
      <text:p text:style-name="P16">Engg. and Analytics teams need to define the attributes and change the dashboards accordingly. Keep in mind cross-functional stakeholders while you define these metrics.</text:p>
      <text:p text:style-name="P16"><text:soft-page-break/>Ex: You are building a feature to re-target the customers who failed on bookings. If you do not tag the new booking made to the original failed transaction, you will not know what percentage of failed transactions/customers have you converted with the re-targeting flows.</text:p>
      <text:p text:style-name="Text_20_body"/>
      <text:p text:style-name="P5">8. Scaling up: (from template)</text:p>
      <text:p text:style-name="P16">Let the team know about the future scope, volumes and additions which you foresee later. This helps them design the systems accordingly. Let’s say they are building for one Addon now and later you say that customer can buy two-three Adons in a single transaction.</text:p>
      <text:p text:style-name="P16">The order-management system needs to accommodate this in initial purchase order design itself.</text:p>
      <text:p text:style-name="P16">Do not overkill this — What is irrelevant? You want a bot to suggest a context-sensitive Add-on in future based on ML.</text:p>
      <text:p text:style-name="P16">But what is relevant: every customer will be shown a different Add-on in future as per the customer segment</text:p>
      <text:p text:style-name="Text_20_body"/>
      <text:p text:style-name="P11"><text:span text:style-name="T8">9. A little Hygiene on documentation: </text:span><text:span text:style-name="T9">(from template)</text:span></text:p>
      <text:p text:style-name="P6">As documents help for references in future mentioning below details would help</text:p>
      <text:p text:style-name="P7">• <text:span text:style-name="T18">Title and a tag line</text:span></text:p>
      <text:p text:style-name="P7">• <text:span text:style-name="T18">A small description which can capture the benefit of the project</text:span></text:p>
      <text:p text:style-name="P7">• <text:span text:style-name="T18">Author/product owner</text:span></text:p>
      <text:p text:style-name="P7">• <text:span text:style-name="T18">Date of writing the document</text:span></text:p>
      <text:p text:style-name="P7">• <text:span text:style-name="T18">Version: there could be multiple revisions so a number assignment helps to make sure all are on same content</text:span></text:p>
      <text:p text:style-name="Text_20_body"><text:span text:style-name="T1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WW </meta:initial-creator>
    <meta:creation-date>2020-01-15T12:25:40.30</meta:creation-date>
    <meta:document-statistic meta:table-count="0" meta:image-count="0" meta:object-count="0" meta:page-count="6" meta:paragraph-count="105" meta:word-count="2251" meta:character-count="13406"/>
    <dc:date>2020-01-15T12:26:24.67</dc:date>
    <dc:creator>ChrisWW </dc:creator>
    <meta:editing-duration>PT45S</meta:editing-duration>
    <meta:editing-cycles>1</meta:editing-cycles>
    <meta:generator>OpenOffice/4.1.7$Win32 OpenOffice.org_project/417m1$Build-9800</meta:generator>
  </office:meta>
</office:document-meta>
</file>